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style:style>
    <style:style style:name="P2" style:family="paragraph" style:parent-style-name="Text_20_body">
      <style:text-properties officeooo:rsid="0002b9ce" officeooo:paragraph-rsid="0002b9c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0496b5"/>
    </style:style>
    <style:style style:name="P5" style:family="paragraph" style:parent-style-name="Text_20_body">
      <style:text-properties officeooo:rsid="000496b5" officeooo:paragraph-rsid="000496b5"/>
    </style:style>
    <style:style style:name="P6" style:family="paragraph" style:parent-style-name="Text_20_body">
      <style:text-properties officeooo:paragraph-rsid="00059457"/>
    </style:style>
    <style:style style:name="T1" style:family="text">
      <style:text-properties fo:font-style="italic"/>
    </style:style>
    <style:style style:name="T2" style:family="text">
      <style:text-properties officeooo:rsid="0002b9ce"/>
    </style:style>
    <style:style style:name="T3" style:family="text">
      <style:text-properties style:text-position="super 58%"/>
    </style:style>
    <style:style style:name="T4" style:family="text">
      <style:text-properties style:text-position="super 58%" officeooo:rsid="0002b9ce"/>
    </style:style>
    <style:style style:name="T5" style:family="text">
      <style:text-properties style:text-position="super 58%" fo:font-weight="bold" officeooo:rsid="0002b9ce" style:font-weight-asian="bold" style:font-weight-complex="bold"/>
    </style:style>
    <style:style style:name="T6" style:family="text">
      <style:text-properties style:text-position="0% 100%"/>
    </style:style>
    <style:style style:name="T7" style:family="text">
      <style:text-properties fo:font-weight="bold" style:font-weight-asian="bold" style:font-weight-complex="bold"/>
    </style:style>
    <style:style style:name="T8" style:family="text">
      <style:text-properties fo:font-weight="bold" officeooo:rsid="0002b9ce" style:font-weight-asian="bold" style:font-weight-complex="bold"/>
    </style:style>
    <style:style style:name="T9" style:family="text">
      <style:text-properties officeooo:rsid="000496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ion of an e-commerce site</text:p>
      <text:p text:style-name="P1">Oral presentation of group work in English</text:p>
      <text:p text:style-name="Text_20_body"/>
      <text:p text:style-name="Text_20_body">Hello everyone,</text:p>
      <text:p text:style-name="Text_20_body">just a quick message to remind you that you'll soon have an oral presentation in English of your SAE project on the creation of an e-commerce site.</text:p>
      <text:p text:style-name="Text_20_body"/>
      <text:p text:style-name="Text_20_body">The group presentations will take place during two of our <text:span text:style-name="T2">TD or TP (depending on your groups...if your group is made of people in the same TP group as you, we might do it in your TP group, otherwise it will be in your TD group)</text:span>, after the April vacations. The first presentations will take place during the week of <text:span text:style-name="T2">the</text:span><text:span text:style-name="T8"> 13</text:span><text:span text:style-name="T5">th</text:span><text:span text:style-name="T8"> of </text:span><text:span text:style-name="T7">May</text:span>, and the last during the week of <text:span text:style-name="T2">the </text:span><text:span text:style-name="T8">20</text:span><text:span text:style-name="T5">th</text:span><text:span text:style-name="T8"> </text:span><text:span text:style-name="T7"><text:s/>May</text:span>.</text:p>
      <text:p text:style-name="Text_20_body">We'll randomly determine the order in which you'll appear, <text:span text:style-name="T2">as usual, so, please, come prepared on the 13</text:span><text:span text:style-name="T4">th</text:span><text:span text:style-name="T2">!</text:span></text:p>
      <text:p text:style-name="Text_20_body">SAE groups (of 4 or 5 students) will have 15 to 20 minutes to present their work (5 minutes per student).</text:p>
      <text:p text:style-name="Text_20_body">For this presentation, you'll need to create a slideshow to give us an account of your work and your various assessments. You'll be able to use this slideshow to report on your work and your thoughts, so you won't need any notes!</text:p>
      <text:p text:style-name="P2">So that there is no unfair advantage for people presenting during the second week, the deadline to send me your slideshow is <text:span text:style-name="T6">Sunday, May 12</text:span><text:span text:style-name="T3">th</text:span><text:span text:style-name="T6"> at 8 pm. If you don not respect the deadline, you will get a penalty on your grade.</text:span> </text:p>
      <text:p text:style-name="Text_20_body"/>
      <text:p text:style-name="Text_20_body">_ <text:span text:style-name="T7">Project progress:</text:span></text:p>
      <text:p text:style-name="P6">How the project unfolded, any difficulties, points of interest. You'll talk about how you organized the project, either on your own or as part of a group. You can talk about what went well, what you would do differently in retrospect...Present the project <text:span text:style-name="T9">from the management point of view: the most difficult/ the easiest aspects, what you would do differently etc...</text:span>.</text:p>
      <text:p text:style-name="P6"/>
      <text:p text:style-name="Text_20_body"/>
      <text:p text:style-name="P3">_ Specifications:</text:p>
      <text:p text:style-name="Text_20_body">For this project, you've been given precise specifications (with a detailed schedule of costs and resources, a quality plan and also a business plan in English. You can also comment on these deliverables, explaining your choices, difficulties and omissions <text:span text:style-name="T9">from an economic point of view</text:span>.</text:p>
      <text:p text:style-name="Text_20_body"/>
      <text:p text:style-name="Text_20_body"/>
      <text:p text:style-name="P3">_ Technical implementation:</text:p>
      <text:p text:style-name="Text_20_body"><text:soft-page-break/>You can also comment on these deliverables, explaining your choices, difficulties and omissions. This should not be an overly detailed technical manual. You will comment on these choices, emphasizing the positive and negative points, and detailing what you would do differently in retrospect.</text:p>
      <text:p text:style-name="Text_20_body"/>
      <text:p text:style-name="P3">_ Site administration:</text:p>
      <text:p text:style-name="Text_20_body">In this section, you'll talk about data visualization, its usefulness and so on. You can also talk about what you think is relevant to this point.</text:p>
      <text:p text:style-name="Text_20_body">(Beware of technical vocabulary, numbers, percentages, etc.).</text:p>
      <text:p text:style-name="Text_20_body"/>
      <text:p text:style-name="Text_20_body"><text:span text:style-name="T7">_ Feedback on the project:</text:span></text:p>
      <text:p text:style-name="Text_20_body">In this section, you'll need to report on various points, a personal, pedagogical and "professional" assessment of the project of t<text:span text:style-name="T9">h</text:span>is project. What have you learned? What would you do differently? Why or why not? How would you like to see this project evolve in the future? <text:span text:style-name="T9">What would you change about it...</text:span></text:p>
      <text:p text:style-name="Text_20_body">Present the elements of the site that work or don't work. Try to explain the difficulties encountered in creating certain parts.</text:p>
      <text:p text:style-name="Text_20_body"/>
      <text:p text:style-name="Text_20_body">This is group work, so make sure your presentation doesn't seem improvised.</text:p>
      <text:p text:style-name="P4">Practice practice practice! </text:p>
      <text:p text:style-name="P4">This is to be seen as the professional presentation you would do in front of colleagues/ managers/ clients etc...</text:p>
      <text:p text:style-name="Text_20_body">If you have any questions, don't hesitate to contact me, I'll do my best to answer them.</text:p>
      <text:p text:style-name="Text_20_body">Don't forget that this presentation is in English, and that your slideshow must also be in English! <text:span text:style-name="T9">(with all the slides in English).</text:span></text:p>
      <text:p text:style-name="P5">Lastly, I was really impressed by a lot of the PechaKucha you presented, some of you did a really great job, and I would like to stress that most people didn’t have notes and that was really enjoyable :)</text:p>
      <text:p text:style-name="Text_20_body"><text:span text:style-name="T1"/></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1:06:34.457152594</meta:creation-date>
    <dc:date>2024-04-16T11:23:39.154533361</dc:date>
    <meta:editing-duration>PT6M52S</meta:editing-duration>
    <meta:editing-cycles>2</meta:editing-cycles>
    <meta:generator>LibreOffice/7.3.7.2$Linux_X86_64 LibreOffice_project/30$Build-2</meta:generator>
    <meta:document-statistic meta:table-count="0" meta:image-count="0" meta:object-count="0" meta:page-count="2" meta:paragraph-count="27" meta:word-count="624" meta:character-count="3622" meta:non-whitespace-character-count="3022"/>
  </office:meta>
</office:document-meta>
</file>